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pt" fo:country="BR"/>
    </style:style>
    <style:style style:name="P5" style:family="paragraph" style:parent-style-name="Standard">
      <style:paragraph-properties fo:text-align="end" style:justify-single-word="false"/>
      <style:text-properties fo:language="pt" fo:country="BR"/>
    </style:style>
    <style:style style:name="P6" style:family="paragraph" style:parent-style-name="Standard">
      <style:paragraph-properties fo:text-align="justify" style:justify-single-word="false"/>
      <style:text-properties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3">Resumo : <text:s/>VANTs.</text:p>
      <text:p text:style-name="P1"/>
      <text:p text:style-name="P1"/>
      <text:p text:style-name="P1"/>
      <text:p text:style-name="P4"><text:tab/>Os veículos aéreos desde sempre necessitaram de um aparato sensorial capaz de informar parâmetros de navegação. De certa forma, a complexidade e quantidade destes sensores está relacionada a complexidade do aparelho mas também ao nível de confiabilidade exigido devida a condição em que o aparelho está, onde o mesmo não pode parar por uma falha qualquer o que ocasionaria uma queda. Com esta complexidade a automação da leitura e certo controle automático do aparelho surgiu com natural no próprio desenvolvimento destes veículos. A noção de “piloto automático” nos aviões já aceita como parte da aeronave. Com isto, a automatização total ou quase total da navegação deste tipo de equipamento surgiu como tendência natural e se encontra em um estágio de certa forma bem desenvolvido. A criação destes tipos de aparelhos que são de certa forma já autônomos no que diz respeito ao controle de voo para aplicação em diversas áreas como segurança, agricultura, monitoramento, introduz a necessidade de automatizar outros processos, aqueles que serão embarcados nos veículos para cumprir as funções do objetivo e não mais da automatização do controle do voo. A navegação autônoma, com os problemas de mapeamento e localização, também se enquadram nesta outra abordagem e necessidade de automação. </text:p>
      <text:p text:style-name="P4"><text:tab/>No contexto da automatização destes processos de criar veículos aéreos não tribulados como equipamentos utilitários para tarefas específicas vem sendo desenvolvidas no laboratório de Sistemas Embarcados Críticos - USP/SC diversas ferramentas para arquitetar estes sistemas. A definição do padrão MOSA para sensores que podem ser combinados por uma interface comum é uma destas abordagens. Outra abordagem é a criação do ProLiCES que constitui um sistema para definição e produção de sistemas embarcados críticos para VANTs através de uma modelagem estruturada fazendo uso do padrão MOSA para criar uma solução direcionada. Nesta abordagem do ProLiCES o objetivo é a geração de software e programação de hardware automáticas a partir da modelagem a fim de embarcar no veículo aéreo um produto completo para uma tarefa específica.</text:p>
      <text:p text:style-name="P4"><text:tab/>No contexto de aviação como um todo, existe a noção de que os VANTs tem um grande potencial de expansão e já se encontram em aplicação, vindo a necessitar de uma coordenação no espaço aéreo assim como ocorre na aviação civil (e/ou militar) de transporte e cargas onde há torres de controle e protocolos de conduta entre as aeronaves e pilotos, como a manutenção de rotas preestabelecidas, limiares de altitudes a serem observados de acordo com a rota e orientação do controle aéreo e demais princípios como o “Ver-e-Evitar”. No que diz respeito a VANTs esta mesma coordenação do espaço aéreo deve ser observada a medida que haverá uma maior disseminação deste tipo de equipamento e seu uso corriqueiro. Neste contexto entra também a abordagem no LSEC desta questão da coordenação do espaço aéreo automatizado ou semi automatizado através do desenvolvimento do IFA (Flight Awareness), onde os conceitos e técnicas já estabelecidos na aviação devem ser aplicados aos VANTs.</text:p>
      <text:p text:style-name="P4"><text:tab/>Desta forma o desenvolvimento de VANTs ganha um nível de maturidade bastante elevado já sendo possível observar a sua aplicação como já uma realidade, sendo cada vez mais necessárias tecnologias para incorporar cada vez mais funcionalidades e confiabilidade neste tipo de aparelho tornado-os seguros e práticos.</text:p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5">Rafael Luiz Klas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29cm" fo:margin-bottom="1.62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6T21:02:04.58</meta:creation-date>
    <dc:date>2012-04-24T10:35:58.65</dc:date>
    <meta:editing-duration>PT15H14M41S</meta:editing-duration>
    <meta:editing-cycles>9</meta:editing-cycles>
    <meta:generator>LibreOffice/3.4$Win32 LibreOffice_project/340m1$Build-103</meta:generator>
    <meta:document-statistic meta:table-count="0" meta:image-count="0" meta:object-count="0" meta:page-count="1" meta:paragraph-count="0" meta:word-count="537" meta:character-count="3441" meta:non-whitespace-character-count="2904"/>
  </office:meta>
</office:document-meta>
</file>